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bf4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2" style:family="graphic">
      <style:graphic-properties style:protect="size"/>
    </style:style>
    <style:style style:name="pr1" style:family="presentation" style:parent-style-name="Standa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ard" presentation:presentation-page-layout-name="AL1T0">
        <office:forms form:automatic-focus="false" form:apply-design-mode="false"/>
        <draw:custom-shape draw:style-name="gr1" draw:text-style-name="P1" draw:layer="layout" svg:width="1cm" svg:height="1cm" svg:x="0.8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26.401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26.1cm" svg:y="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0.8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getal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ard" style:page-layout-name="PM1" draw:style-name="Mdp1"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getal&gt;</text:page-number></text:p>
        </draw:text-box>
      </draw:frame>
      <presentation:notes style:page-layout-name="PM0">
        <draw:page-thumbnail presentation:style-name="Standaard-title" draw:layer="backgroundobjects" svg:width="19.798cm" svg:height="11.136cm" svg:x="0.6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getal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be Goovaerts</meta:initial-creator>
    <meta:creation-date>2018-12-02T18:53:22.432704625</meta:creation-date>
    <dc:date>2018-12-03T13:23:02.242947802</dc:date>
    <dc:creator>Robbe Goovaerts</dc:creator>
    <meta:editing-duration>PT18H1M34S</meta:editing-duration>
    <meta:editing-cycles>1</meta:editing-cycles>
    <meta:document-statistic meta:object-count="27"/>
    <meta:generator>LibreOffice/6.0.6.2$Linux_X86_64 LibreOffice_project/00m0$Build-2</meta:generator>
  </office:meta>
</office:document-meta>
</file>